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FreeSans" fo:font-size="13pt" officeooo:rsid="001c9ed9" officeooo:paragraph-rsid="001c9ed9" style:font-size-asian="11.3500003814697pt" style:font-size-complex="13pt"/>
    </style:style>
    <style:style style:name="P2" style:family="paragraph" style:parent-style-name="Standard" style:list-style-name="L1">
      <style:text-properties style:font-name="FreeSans" fo:font-size="13pt" officeooo:rsid="001d2d39" officeooo:paragraph-rsid="001d2d39" style:font-size-asian="11.3500003814697pt" style:font-size-complex="13pt"/>
    </style:style>
    <style:style style:name="P3" style:family="paragraph" style:parent-style-name="Standard" style:list-style-name="L1">
      <style:text-properties style:font-name="FreeSans" fo:font-size="13pt" officeooo:rsid="001ee44f" officeooo:paragraph-rsid="001ee44f" style:font-size-asian="11.3500003814697pt" style:font-size-complex="13pt"/>
    </style:style>
    <style:style style:name="P4" style:family="paragraph" style:parent-style-name="Standard" style:list-style-name="L1">
      <style:text-properties style:font-name="FreeSans" fo:font-size="13pt" officeooo:rsid="001fe4ee" officeooo:paragraph-rsid="001fe4ee" style:font-size-asian="11.3500003814697pt" style:font-size-complex="13pt"/>
    </style:style>
    <style:style style:name="P5" style:family="paragraph" style:parent-style-name="Standard" style:list-style-name="L1">
      <style:text-properties style:font-name="FreeSans" fo:font-size="13pt" officeooo:rsid="001ff4df" officeooo:paragraph-rsid="001ff4df" style:font-size-asian="11.3500003814697pt" style:font-size-complex="13pt"/>
    </style:style>
    <style:style style:name="P6" style:family="paragraph" style:parent-style-name="Header">
      <style:text-properties fo:font-weight="bold" officeooo:rsid="001ff4df" officeooo:paragraph-rsid="001ff4df" style:font-weight-asian="bold" style:font-weight-complex="bold"/>
    </style:style>
    <style:style style:name="T1" style:family="text">
      <style:text-properties officeooo:rsid="001ee44f"/>
    </style:style>
    <style:style style:name="T2" style:family="text">
      <style:text-properties officeooo:rsid="001ff4df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715609070" text:style-name="L1">
        <text:list-item>
          <text:p text:style-name="P1">Every time I do well in school, my father buys for me a present.</text:p>
        </text:list-item>
        <text:list-item>
          <text:p text:style-name="P2">Every time Aunty Bela comes, she always brings for us present<text:span text:style-name="T1">s.</text:span></text:p>
        </text:list-item>
        <text:list-item>
          <text:p text:style-name="P3">Every time we helped the neighbours, they all give us gifts.</text:p>
        </text:list-item>
        <text:list-item>
          <text:p text:style-name="P4">Every time I entered the compound, our dog always jumps on me.</text:p>
        </text:list-item>
        <text:list-item>
          <text:p text:style-name="P4">Every time we walk next to the highway, we always see many cars.</text:p>
        </text:list-item>
        <text:list-item>
          <text:p text:style-name="P4">Every time I draw a picture, I feel excited.</text:p>
        </text:list-item>
        <text:list-item>
          <text:p text:style-name="P4">Every time I wake up, I always find my Mother preparing breakfast.</text:p>
        </text:list-item>
        <text:list-item>
          <text:p text:style-name="P4">Every time she sees a dog, she always get happy.</text:p>
        </text:list-item>
        <text:list-item>
          <text:p text:style-name="P4">Every time I do well in class, the pupils always clap for <text:span text:style-name="T2">my good work.</text:span></text:p>
        </text:list-item>
        <text:list-item>
          <text:p text:style-name="P5">Every time they do well in exams, the always celebrat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1ff4df" officeooo:paragraph-rsid="001ff4df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LE PG <text:s/>98 EXERCIS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1T17:41:10.895525054</meta:creation-date>
    <dc:date>2020-06-11T18:28:22.486147784</dc:date>
    <meta:editing-duration>PT6M</meta:editing-duration>
    <meta:editing-cycles>1</meta:editing-cycles>
    <meta:document-statistic meta:table-count="0" meta:image-count="0" meta:object-count="0" meta:page-count="1" meta:paragraph-count="11" meta:word-count="131" meta:character-count="637" meta:non-whitespace-character-count="526"/>
    <meta:generator>LibreOffice/6.0.7.3$Linux_X86_64 LibreOffice_project/00m0$Build-3</meta:generator>
  </office:meta>
</office:document-meta>
</file>